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.635cm" fo:margin-right="0cm" fo:text-align="start" text:enable-numbering="true" fo:text-indent="-0.635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true" fo:text-indent="-0.9cm"/>
      <style:text-properties fo:color="#ffffff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3.6cm" fo:margin-right="0cm" text:enable-numbering="true" fo:text-indent="-0.6cm"/>
    </style:style>
    <style:style style:name="P10" style:family="paragraph">
      <style:paragraph-properties fo:margin-left="1.2cm" fo:margin-right="0cm" fo:text-indent="-0.9cm"/>
      <style:text-properties fo:color="#ffffff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P15" style:family="paragraph">
      <style:paragraph-properties fo:margin-left="1.2cm" fo:margin-right="0cm" fo:text-indent="-0.9cm"/>
      <style:text-properties fo:font-size="22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2.4cm" fo:margin-right="0cm" text:enable-numbering="false" fo:text-indent="-0.8cm"/>
    </style:style>
    <style:style style:name="P18" style:family="paragraph">
      <style:paragraph-properties fo:margin-left="1.2cm" fo:margin-right="0cm" text:enable-numbering="false" fo:text-indent="-0.9cm"/>
      <style:text-properties fo:color="#23ff23" fo:font-size="24pt" fo:font-weight="bold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ffff00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23ff23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ff00" fo:font-weight="normal" style:font-weight-asian="normal" style:font-weight-complex="normal"/>
    </style:style>
    <style:style style:name="T10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23ff23" fo:font-size="24pt" fo:font-weight="bold"/>
    </style:style>
    <style:style style:name="T12" style:family="text">
      <style:text-properties fo:font-size="24pt"/>
    </style:style>
    <style:style style:name="T13" style:family="text">
      <style:text-properties fo:color="#ffff00" fo:font-size="24pt"/>
    </style:style>
    <style:style style:name="T14" style:family="text">
      <style:text-properties fo:color="#ffffff" fo:font-size="24pt"/>
    </style:style>
    <style:style style:name="T15" style:family="text">
      <style:text-properties fo:color="#23ff23" fo:font-size="20pt" fo:font-weight="bold"/>
    </style:style>
    <style:style style:name="T16" style:family="text">
      <style:text-properties fo:color="#ffff00" fo:font-size="20pt" fo:font-weight="bold"/>
    </style:style>
    <style:style style:name="T17" style:family="text">
      <style:text-properties fo:font-size="20pt" fo:font-weight="bold"/>
    </style:style>
    <style:style style:name="T18" style:family="text">
      <style:text-properties fo:color="#ff8080" fo:font-size="20pt" fo:font-weight="bold"/>
    </style:style>
    <style:style style:name="T19" style:family="text">
      <style:text-properties fo:color="#ffff00" fo:font-size="24pt" fo:font-weight="normal"/>
    </style:style>
    <style:style style:name="T20" style:family="text">
      <style:text-properties fo:color="#ffffff" fo:font-size="24pt" fo:font-weight="normal"/>
    </style:style>
    <style:style style:name="T21" style:family="text">
      <style:text-properties fo:font-size="22pt"/>
    </style:style>
    <style:style style:name="T22" style:family="text">
      <style:text-properties fo:color="#ffff00" fo:font-size="22pt"/>
    </style:style>
    <style:style style:name="T23" style:family="text">
      <style:text-properties fo:color="#3deb3d" fo:font-size="24pt" fo:font-style="normal" fo:font-weight="bold"/>
    </style:style>
    <style:style style:name="T24" style:family="text">
      <style:text-properties fo:color="#ff8080" fo:font-size="24pt" fo:font-style="normal" fo:font-weight="bold"/>
    </style:style>
    <style:style style:name="T25" style:family="text">
      <style:text-properties fo:color="#ffffff" fo:font-size="26pt"/>
    </style:style>
    <style:style style:name="T26" style:family="text">
      <style:text-properties fo:color="#ffff00" fo:font-size="26pt"/>
    </style:style>
    <style:style style:name="T27" style:family="text">
      <style:text-properties fo:color="#ffffff" fo:font-size="26pt" fo:font-weight="normal"/>
    </style:style>
    <style:style style:name="T28" style:family="text">
      <style:text-properties fo:color="#ccccff" fo:font-size="26pt" fo:font-weight="normal"/>
    </style:style>
    <style:style style:name="T29" style:family="text">
      <style:text-properties fo:color="#ff8080" fo:font-size="24pt" fo:font-weight="bold"/>
    </style:style>
    <style:style style:name="T30" style:family="text">
      <style:text-properties fo:color="#ffffff" fo:font-size="20pt" fo:font-weight="normal"/>
    </style:style>
    <style:style style:name="T31" style:family="text">
      <style:text-properties fo:color="#3deb3d"/>
    </style:style>
    <style:style style:name="T32" style:family="text">
      <style:text-properties fo:color="#ccccff"/>
    </style:style>
    <style:style style:name="T33" style:family="text">
      <style:text-properties fo:color="#ffff00" fo:font-size="28pt" fo:font-weight="normal"/>
    </style:style>
    <style:style style:name="T34" style:family="text">
      <style:text-properties fo:color="#ffffff" fo:font-size="28pt" fo:font-weight="normal"/>
    </style:style>
    <style:style style:name="T35" style:family="text">
      <style:text-properties fo:color="#23ff23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4.2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6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4.8-4.10</presentation:footer-decl>
      <presentation:footer-decl presentation:name="ftr2">CMPTxxxx</presentation:footer-decl>
      <presentation:date-time-decl presentation:name="dtd1" presentation:source="fixed">24 Sep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8-4.10: ROT13 example, Recursion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24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inity Western University</text:p>
                  </text:list-item>
                </text:list>
              </text:list-item>
            </text:list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1">Quiz</text:span><text:span text:style-name="T2"> ch2-3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3">10 minutes, 20 points</text:span></text:p>
          </draw:text-box>
        </draw:frame>
        <draw:frame presentation:style-name="pr5" draw:text-style-name="P10" draw:id="id1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4">Which are legal Python variable </text:span><text:span text:style-name="T5">names</text:span><text:span text:style-name="T4">? Why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num-apples</text:span><text:span text:style-name="T6"><text:tab/></text:span><text:span text:style-name="T6"><text:tab/></text:span><text:span text:style-name="T6"><text:tab/></text:span><text:span text:style-name="T6">BEGIN</text:span><text:span text:style-name="T6"><text:tab/></text:span><text:span text:style-name="T6"><text:tab/></text:span><text:span text:style-name="T6"><text:tab/></text:span><text:span text:style-name="T6"><text:tab/></text:span><text:span text:style-name="T6">f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05LabScore</text:span><text:span text:style-name="T6"><text:tab/></text:span><text:span text:style-name="T6"><text:tab/></text:span><text:span text:style-name="T6"><text:tab/></text:span><text:span text:style-name="T6">_3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ul's_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4">Contrast </text:span><text:span text:style-name="T5">strong-typing </text:span><text:span text:style-name="T4">vs. </text:span><text:span text:style-name="T5">weak-typing</text:span><text:span text:style-name="T4">. <text:s/>Pros/Cons?</text:span></text:p>
              </text:list-item>
            </text:list>
            <text:list text:style-name="L4">
              <text:list-item>
                <text:p text:style-name="P8"><text:span text:style-name="T4">Describe at least </text:span><text:span text:style-name="T5">four</text:span><text:span text:style-name="T4"> kinds of </text:span><text:span text:style-name="T5">documentation</text:span><text:span text:style-name="T4"> (internal or external) you should have in your Python programs.</text:span></text:p>
              </text:list-item>
            </text:list>
            <text:list text:style-name="L4">
              <text:list-item>
                <text:p text:style-name="P8"><text:span text:style-name="T4">Write a complete Python </text:span><text:span text:style-name="T5">program</text:span><text:span text:style-name="T4"> to evaluate and print the value of the sum </text:span><text:span text:style-name="T7">1 + 2 + 3 + ... + 999 + 1000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Docstring / comments not necessary but useful for partial credit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3">answers #1</text:span></text:p>
          </draw:text-box>
        </draw:frame>
        <draw:frame presentation:style-name="pr5" draw:text-style-name="P10" draw:id="id2" draw:layer="layout" svg:width="25.199cm" svg:height="14.267cm" svg:x="1.4cm" svg:y="4.507cm" presentation:class="outline">
          <draw:text-box>
            <text:list text:style-name="L4">
              <text:list-item>
                <text:p text:id="id3" text:style-name="P6"><text:span text:style-name="T4">Which are legal Python variable </text:span><text:span text:style-name="T5">names</text:span><text:span text:style-name="T4">? Why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" text:style-name="P9"><text:span text:style-name="T6">num-apples</text:span><text:span text:style-name="T8">: </text:span><text:span text:style-name="T9">not okay</text:span><text:span text:style-name="T8"> (punctuatio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5" text:style-name="P9"><text:span text:style-name="T6">BEGIN</text:span><text:span text:style-name="T8">: </text:span><text:span text:style-name="T9">oka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" text:style-name="P9"><text:span text:style-name="T6">for</text:span><text:span text:style-name="T8">: </text:span><text:span text:style-name="T9">not okay</text:span><text:span text:style-name="T8"> (reserved word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" text:style-name="P9"><text:span text:style-name="T6">05LabScore</text:span><text:span text:style-name="T8">: </text:span><text:span text:style-name="T9">not okay</text:span><text:span text:style-name="T8"> (starts with number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" text:style-name="P9"><text:span text:style-name="T6">_3</text:span><text:span text:style-name="T8">:</text:span><text:span text:style-name="T9"> okay</text:span><text:span text:style-name="T8"> (albeit poor style!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9" text:style-name="P9"><text:span text:style-name="T6">Paul's_age</text:span><text:span text:style-name="T8">: </text:span><text:span text:style-name="T9">not okay</text:span><text:span text:style-name="T8"> (punctu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3">answers #2-3</text:span></text:p>
          </draw:text-box>
        </draw:frame>
        <draw:frame presentation:style-name="pr5" draw:text-style-name="P10" draw:id="id10" draw:layer="layout" svg:width="25.199cm" svg:height="14.267cm" svg:x="1.4cm" svg:y="4.507cm" presentation:class="outline">
          <draw:text-box>
            <text:list text:style-name="L4">
              <text:list-item>
                <text:p text:id="id11" text:style-name="P6"><text:span text:style-name="T4">Contrast </text:span><text:span text:style-name="T5">strong-typing </text:span><text:span text:style-name="T4">vs. </text:span><text:span text:style-name="T5">weak-typing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p text:id="id12" text:style-name="P11"><text:span text:style-name="T5">Strong</text:span><text:span text:style-name="T4"> typing: variables cannot </text:span><text:span text:style-name="T5">change</text:span><text:span text:style-name="T4"> 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3" text:style-name="P9"><text:span text:style-name="T4">Must </text:span><text:span text:style-name="T5">declare</text:span><text:span text:style-name="T4"> type of variable and </text:span><text:span text:style-name="T5">initialize</text:span><text:span text:style-name="T4"> val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4" text:style-name="P9"><text:span text:style-name="T5">Compiler</text:span><text:span text:style-name="T4"> enforces correct 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11"><text:span text:style-name="T5">Weak</text:span><text:span text:style-name="T4"> typing: can </text:span><text:span text:style-name="T5">change</text:span><text:span text:style-name="T4"> 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6" text:style-name="P9"><text:span text:style-name="T4">More </text:span><text:span text:style-name="T5">flexible</text:span><text:span text:style-name="T4">, but usually we </text:span><text:span text:style-name="T5">don't want</text:span><text:span text:style-name="T4"> variables to change 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17" text:style-name="P8"><text:span text:style-name="T4">Describe at least </text:span><text:span text:style-name="T5">four</text:span><text:span text:style-name="T4"> kinds of </text:span><text:span text:style-name="T5">documentation</text:span><text:span text:style-name="T4"> (internal or external) you should have in your Python programs.</text:span></text:p>
              </text:list-item>
            </text:list>
            <text:list text:style-name="L4">
              <text:list-item>
                <text:list>
                  <text:list-item>
                    <text:p text:id="id18" text:style-name="P11"><text:span text:style-name="T5">Comments, docstrings, online help/prompts,</text:span><text:span text:style-name="T5"><text:line-break/></text:span><text:span text:style-name="T5">user manual, programmers' diary, variable nam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background" smil:attributeName="visibility" smil:to="visible"/>
                  <anim:transitionFilter smil:dur="0.5s" smil:targetElement="id1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2: <text:span text:style-name="T3">answers #4</text:span></text:p>
          </draw:text-box>
        </draw:frame>
        <draw:frame presentation:style-name="pr5" draw:text-style-name="P10" draw:id="id19" draw:layer="layout" svg:width="25.199cm" svg:height="14.267cm" svg:x="1.4cm" svg:y="4.507cm" presentation:class="outline">
          <draw:text-box>
            <text:list text:style-name="L4">
              <text:list-item>
                <text:p text:id="id20" text:style-name="P6"><text:span text:style-name="T4">Write a complete Python </text:span><text:span text:style-name="T5">program</text:span><text:span text:style-name="T4"> to evaluate and print the value of the sum </text:span><text:span text:style-name="T7">1 + 2 + 3 + ... + 999 + 1000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p text:id="id21" text:style-name="P11"><text:span text:style-name="T5">While</text:span><text:span text:style-name="T4"> loop or </text:span><text:span text:style-name="T5">for</text:span><text:span text:style-name="T4"> loop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2" text:style-name="P7"><text:span text:style-name="T6">sum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3" text:style-name="P7"><text:span text:style-name="T6">for counter in range(1, 1001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12"><text:span text:style-name="T10">sum +=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 text:style-name="P7"><text:span text:style-name="T6">print "The sum is", su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6" text:style-name="P11"><text:span text:style-name="T5">Or</text:span><text:span text:style-name="T4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7" text:style-name="P7"><text:span text:style-name="T6">print "The sum is 500500"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background" smil:attributeName="visibility" smil:to="visible"/>
                  <anim:transitionFilter smil:dur="0.5s" smil:targetElement="id1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8-4.10)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Some <text:span text:style-name="T5">debugging</text:span> tips</text:p>
              </text:list-item>
            </text:list>
            <text:list text:style-name="L4">
              <text:list-item>
                <text:p text:style-name="P8">A fun example: <text:span text:style-name="T5">ROT13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ord()</text:span>, <text:span text:style-name="T7">chr()</text:span>, string <text:span text:style-name="T5">indexing</text:span>, <text:span text:style-name="T7">len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tub</text:span> program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Recursio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Do <text:span text:style-name="T5">hand-simulation</text:span> on your code</text:p>
              </text:list-item>
            </text:list>
            <text:list text:style-name="L4">
              <text:list-item>
                <text:p text:style-name="P8">Use <text:span text:style-name="T5">print</text:span> statements liberally</text:p>
              </text:list-item>
            </text:list>
            <text:list text:style-name="L4">
              <text:list-item>
                <text:p text:style-name="P8">Double-check for <text:span text:style-name="T5">off-by-one</text:span> errors</text:p>
              </text:list-item>
            </text:list>
            <text:list text:style-name="L4">
              <text:list-item>
                <text:list>
                  <text:list-item>
                    <text:p text:style-name="P11">Especially in counting <text:span text:style-name="T5">loops</text:span><text:span text:style-name="T4">: </text:span><text:span text:style-name="T5">for, range()</text:span></text:p>
                  </text:list-item>
                </text:list>
              </text:list-item>
            </text:list>
            <text:list text:style-name="L4">
              <text:list-item>
                <text:p text:style-name="P8">Try a <text:span text:style-name="T5">stub</text:span> program first</text:p>
              </text:list-item>
            </text:list>
            <text:list text:style-name="L4">
              <text:list-item>
                <text:list>
                  <text:list-item>
                    <text:p text:style-name="P11">General structure of full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kip over computation/process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Use <text:span text:style-name="T5">dummy</text:span> values for outpu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Check out the <text:span text:style-name="T5">debugger</text:span> in ID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5">Task</text:span>: Translate characters into <text:span text:style-name="T5">ROT13</text:span> one line at a time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OT13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reat each <text:span text:style-name="T5">letter</text:span> A-Z as a <text:span text:style-name="T5">number</text:span> between 1-26,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dd <text:span text:style-name="T5">13</text:span> to the number and wrap-around if necessa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vert back to a <text:span text:style-name="T5">let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Preserve <text:span text:style-name="T5">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Leave all non-letter characters al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e.g., <text:span text:style-name="T7">ROT13 ('a') == 'n', ROT13 ('P') == 'C',</text:span><text:span text:style-name="T7"><text:line-break/></text:span><text:span text:style-name="T7">ROT13 ('#') == '#'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5">Input</text:span>:</text:p>
              </text:list-item>
            </text:list>
            <text:list text:style-name="L4">
              <text:list-item>
                <text:list>
                  <text:list-item>
                    <text:p text:style-name="P11">A sequence of <text:span text:style-name="T5">letters</text:span>, ending with a newline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Computation</text:span>:</text:p>
              </text:list-item>
            </text:list>
            <text:list text:style-name="L4">
              <text:list-item>
                <text:list>
                  <text:list-item>
                    <text:p text:style-name="P11">Convert letter to <text:span text:style-name="T5">numerical</text:span> 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dd <text:span text:style-name="T5">13</text:span> and wrap-around if necessa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onvert back to <text:span text:style-name="T5">letter</text:span> form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Output</text:span>:</text:p>
              </text:list-item>
            </text:list>
            <text:list text:style-name="L4">
              <text:list-item>
                <text:list>
                  <text:list-item>
                    <text:p text:style-name="P11">Print <text:span text:style-name="T5">ROT13</text:span>'d character to scree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convert letters to number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How do we convert from a letter character to a <text:span text:style-name="T5">numerical</text:span> code?</text:p>
              </text:list-item>
            </text:list>
            <text:list text:style-name="L4">
              <text:list-item>
                <text:list>
                  <text:list-item>
                    <text:p text:style-name="P11">Use <text:span text:style-name="T7">ord(char)</text:span>: <text:span text:style-name="T5">testbed</text:span>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char = raw_input("Type one character: 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print "The ASCII code for %s is %d." % \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1">(char, ord(char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4">ASCII codes: 'A' = </text:span><text:span text:style-name="T5">65</text:span><text:span text:style-name="T4">, 'Z' = </text:span><text:span text:style-name="T5">90</text:span><text:span text:style-name="T4">, 'a' = </text:span><text:span text:style-name="T5">97</text:span><text:span text:style-name="T4">, 'z' = </text:span><text:span text:style-name="T5">122</text:span></text:p>
              </text:list-item>
            </text:list>
            <text:list text:style-name="L4">
              <text:list-item>
                <text:p text:style-name="P8"><text:span text:style-name="T4">Convert back with </text:span><text:span text:style-name="T7">chr(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fun with string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12">How do we read one </text:span><text:span text:style-name="T13">character</text:span><text:span text:style-name="T12"> from a </text:span><text:span text:style-name="T13">string</text:span><text:span text:style-name="T12">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In Python, characters are just strings of </text:span><text:span text:style-name="T13">length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4">In C, M2, etc., strings are </text:span><text:span text:style-name="T13">arrays</text:span><text:span text:style-name="T14"> of character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Index</text:span><text:span text:style-name="T12"> into a string (more on array indexing later)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5">name = "Golden Delicious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5">name</text:span><text:span text:style-name="T16">[0]</text:span><text:span text:style-name="T15"> is 'G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3">Length</text:span><text:span text:style-name="T12"> of a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6">len</text:span><text:span text:style-name="T15">(name) is 1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5">name[</text:span><text:span text:style-name="T16">len</text:span><text:span text:style-name="T15">(name)-1] is 's'</text:span><text:span text:style-name="T15"><text:tab/></text:span><text:span text:style-name="T17"><text:tab/></text:span><text:span text:style-name="T18"># (the last character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9">Iterate</text:span><text:span text:style-name="T20"> over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5">for idx in range(len(string))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5" draw:text-style-name="P15" draw:layer="layout" svg:width="25.199cm" svg:height="14.389cm" svg:x="1.4cm" svg:y="4.507cm" presentation:class="outline" presentation:user-transformed="true">
          <draw:text-box>
            <text:list text:style-name="L4">
              <text:list-item>
                <text:p text:style-name="P8"><text:span text:style-name="T21">Print </text:span><text:span text:style-name="T22">intro</text:span><text:span text:style-name="T21"> to the user</text:span></text:p>
              </text:list-item>
            </text:list>
            <text:list text:style-name="L4">
              <text:list-item>
                <text:p text:style-name="P8"><text:span text:style-name="T22">For</text:span><text:span text:style-name="T21"> each character in the str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Convert to </text:span><text:span text:style-name="T22">ASCII</text:span><text:span text:style-name="T21"> numerical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If character is an </text:span><text:span text:style-name="T22">uppercase</text:span><text:span text:style-name="T21"> letter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1">Add </text:span><text:span text:style-name="T22">13</text:span><text:span text:style-name="T21"> to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1">If code is now beyond 'Z', subtract 26 (</text:span><text:span text:style-name="T22">wrap-around</text:span><text:span text:style-name="T21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Else if character is a </text:span><text:span text:style-name="T22">lowercase</text:span><text:span text:style-name="T21"> letter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1">Add </text:span><text:span text:style-name="T22">13</text:span><text:span text:style-name="T21"> to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1">If code is now beyond 'z', subtract 26 (</text:span><text:span text:style-name="T22">wrap-around</text:span><text:span text:style-name="T21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Else (any other kind of character)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1">Leave it al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Convert numerical code back to </text:span><text:span text:style-name="T22">character</text:span><text:span text:style-name="T21"> and 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ow to test if upper/lower case?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Our pseudocode involves a test if the character is an <text:span text:style-name="T5">uppercase</text:span> letter or <text:span text:style-name="T5">lowercase</text:span> letter</text:p>
              </text:list-item>
            </text:list>
            <text:list text:style-name="L4">
              <text:list-item>
                <text:p text:style-name="P8">How to do that?</text:p>
              </text:list-item>
            </text:list>
            <text:list text:style-name="L4">
              <text:list-item>
                <text:p text:style-name="P16"><text:span text:style-name="T23"/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if (code &gt;= ord('a')) and (code &lt;= ord('z')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4"># lower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elif (code &gt;= ord('A')) and (code &lt;= ord('Z')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4"># upper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el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4"># non-le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pseudocode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22">For</text:span><text:span text:style-name="T21"> each character in the str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Convert to </text:span><text:span text:style-name="T22">ASCII</text:span><text:span text:style-name="T21"> numerical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Convert back to </text:span><text:span text:style-name="T22">charac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Print</text:span><text:span text:style-name="T21"> ASCII code and converted character</text:span><text:span text:style-name="T22"><text:line-break/></text:span><text:span text:style-name="T22"><text:line-break/></text:span><text:span text:style-name="T22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5">This </text:span><text:span text:style-name="T26">stub</text:span><text:span text:style-name="T25"> program allows us to test the char&lt;-&gt;ASCII </text:span><text:span text:style-name="T26">conversion</text:span><text:span text:style-name="T25"> process and the </text:span><text:span text:style-name="T26">string indexing</text:span></text:p>
              </text:list-item>
            </text:list>
            <text:list text:style-name="L4">
              <text:list-item>
                <text:p text:style-name="P8"><text:span text:style-name="T25">Tackle the </text:span><text:span text:style-name="T26">ROT13</text:span><text:span text:style-name="T25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Stub program code</text:p>
          </draw:text-box>
        </draw:frame>
        <draw:frame presentation:style-name="pr5" draw:text-style-name="P18" draw:layer="layout" svg:width="25.199cm" svg:height="14.267cm" svg:x="1.4cm" svg:y="4.507cm" presentation:class="outline">
          <draw:text-box>
            <text:list text:style-name="L4">
              <text:list-item>
                <text:p text:style-name="P16"><text:span text:style-name="T11">"""Convert to ASCII code and back."""</text:span></text:p>
              </text:list-item>
            </text:list>
            <text:list text:style-name="L4">
              <text:list-item>
                <text:p text:style-name="P16"><text:span text:style-name="T11">text = raw_input("Input text? ")</text:span></text:p>
              </text:list-item>
            </text:list>
            <text:list text:style-name="L4">
              <text:list-item>
                <text:p text:style-name="P16"><text:span text:style-name="T11">for idx in range(len(text))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char = text[idx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code = ord(cha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char = chr(cod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print char, cod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7">Sample input: </text:span><text:span text:style-name="T28">hiya</text:span></text:p>
              </text:list-item>
            </text:list>
            <text:list text:style-name="L4">
              <text:list-item>
                <text:p text:style-name="P8"><text:span text:style-name="T27">Sample output: </text:span><text:span text:style-name="T28">h 104 i 105 y 121 a 97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</text:p>
          </draw:text-box>
        </draw:frame>
        <draw:frame presentation:style-name="pr5" draw:text-style-name="P18" draw:layer="layout" svg:width="25.199cm" svg:height="14.365cm" svg:x="1.4cm" svg:y="4.507cm" presentation:class="outline" presentation:user-transformed="true">
          <draw:text-box>
            <text:list text:style-name="L4">
              <text:list-item>
                <text:p text:style-name="P16"><text:span text:style-name="T11">"""Apply ROT13 encoding."""</text:span></text:p>
              </text:list-item>
            </text:list>
            <text:list text:style-name="L4">
              <text:list-item>
                <text:p text:style-name="P16"><text:span text:style-name="T11">import sy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29"># sys.stdout.write()</text:span></text:p>
              </text:list-item>
            </text:list>
            <text:list text:style-name="L4">
              <text:list-item>
                <text:p text:style-name="P16"><text:span text:style-name="T29"/></text:p>
              </text:list-item>
            </text:list>
            <text:list text:style-name="L4">
              <text:list-item>
                <text:p text:style-name="P16"><text:span text:style-name="T11">text = raw_input("Input text? ")</text:span></text:p>
              </text:list-item>
            </text:list>
            <text:list text:style-name="L4">
              <text:list-item>
                <text:p text:style-name="P16"><text:span text:style-name="T11">for idx in range(len(text)):</text:span><text:span text:style-name="T11"><text:tab/></text:span><text:span text:style-name="T11"><text:tab/></text:span><text:span text:style-name="T11"><text:tab/></text:span><text:span text:style-name="T29"># iterate over string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char = text[idx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code = ord(cha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if (code &gt;= ord('a')) and (code &lt;= ord('z')):</text:span><text:span text:style-name="T24"><text:tab/></text:span><text:span text:style-name="T24"># low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3">code += 1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3">if code &gt; ord('z'):</text:span><text:span text:style-name="T23"><text:tab/></text:span><text:span text:style-name="T23"><text:tab/></text:span><text:span text:style-name="T23"><text:tab/></text:span><text:span text:style-name="T23"><text:tab/></text:span><text:span text:style-name="T24"># wraparoun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code –= 2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2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2"><text:span text:style-name="T23"/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elif (code &gt;= ord('A')) and (code &lt;= ord('Z')):</text:span><text:span text:style-name="T23"><text:tab/></text:span><text:span text:style-name="T24"># upp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3">code += 1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3">if code &gt; ord('Z'):</text:span><text:span text:style-name="T23"><text:tab/></text:span><text:span text:style-name="T23"><text:tab/></text:span><text:span text:style-name="T23"><text:tab/></text:span><text:span text:style-name="T24"># wraparoun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code –= 2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char = chr(cod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1">sys.stdout.write(char)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print</text:span></text:p>
              </text:list-item>
            </text:list>
            <text:list text:style-name="L4">
              <text:list-item>
                <text:p text:style-name="P16"><text:span text:style-name="T11"/></text:p>
              </text:list-item>
            </text:list>
            <text:list text:style-name="L4">
              <text:list-item>
                <text:p text:style-name="P16"><text:span text:style-name="T30"><text:a xlink:href="http://twu.seanho.com/python/rot13.py">http://twu.seanho.com/python/rot13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Input: <text:span text:style-name="T31">hiya</text:span></text:p>
              </text:list-item>
            </text:list>
            <text:list text:style-name="L4">
              <text:list-item>
                <text:list>
                  <text:list-item>
                    <text:p text:style-name="P11">Output: <text:span text:style-name="T32">uvln</text:span></text:p>
                  </text:list-item>
                </text:list>
              </text:list-item>
            </text:list>
            <text:list text:style-name="L4">
              <text:list-item>
                <text:p text:style-name="P8">Input: <text:span text:style-name="T31">uvln</text:span></text:p>
              </text:list-item>
            </text:list>
            <text:list text:style-name="L4">
              <text:list-item>
                <text:list>
                  <text:list-item>
                    <text:p text:style-name="P11">Output: <text:span text:style-name="T32">hiya</text:span></text:p>
                  </text:list-item>
                </text:list>
              </text:list-item>
            </text:list>
            <text:list text:style-name="L4">
              <text:list-item>
                <text:p text:style-name="P8">Input: <text:span text:style-name="T31">Hello World! <text:s/>This is a longer example.</text:span></text:p>
              </text:list-item>
            </text:list>
            <text:list text:style-name="L4">
              <text:list-item>
                <text:list>
                  <text:list-item>
                    <text:p text:style-name="P11">Output: <text:span text:style-name="T32">Uryyb Jbeyq! Guvf vf n ybatre rknzcyr.</text:span><text:span text:style-name="T32"><text:line-break/></text:span><text:span text:style-name="T32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Generalizations</text:span><text:span text:style-name="T4">/extensions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Handle multiple lines one line at a time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13" draw:layer="layout" svg:width="25.199cm" svg:height="14.355cm" svg:x="1.4cm" svg:y="4.507cm" presentation:class="outline" presentation:user-transformed="true">
          <draw:text-box>
            <text:list text:style-name="L4">
              <text:list-item>
                <text:p text:style-name="P8"><text:span text:style-name="T5">Recursion</text:span> is when a function invokes itself</text:p>
              </text:list-item>
            </text:list>
            <text:list text:style-name="L4">
              <text:list-item>
                <text:p text:style-name="P8">Classic example: <text:span text:style-name="T5">factorial</text:span> (!)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n! = n(n-1)(n-2)(n-3) ... (3)(2)(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0! = 1</text:span></text:p>
                  </text:list-item>
                </text:list>
              </text:list-item>
            </text:list>
            <text:list text:style-name="L4">
              <text:list-item>
                <text:p text:style-name="P8">Compute <text:span text:style-name="T5">recursively</text:span>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Inductive step</text:span>: <text:span text:style-name="T7">n! = n*(n-1)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ase case</text:span>: <text:span text:style-name="T7">0! = 1</text:span></text:p>
                  </text:list-item>
                </text:list>
              </text:list-item>
            </text:list>
            <text:list text:style-name="L4">
              <text:list-item>
                <text:p text:style-name="P8">Inductive step: <text:span text:style-name="T5">assume</text:span> <text:span text:style-name="T7">(n-1)!</text:span> is calculated correctly; then we can find <text:span text:style-name="T7">n!</text:span></text:p>
              </text:list-item>
            </text:list>
            <text:list text:style-name="L4">
              <text:list-item>
                <text:p text:style-name="P8">Base case is needed to tell us where to <text:span text:style-name="T5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7" draw:text-style-name="P1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1">def factorial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"""Calculate n!. <text:s/>n should be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if n == 0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29"># base 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1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els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29"># inductive ste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1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3">Progress</text:span><text:span text:style-name="T34"> is made each time: </text:span><text:span text:style-name="T35">factorial(n-1)</text:span></text:p>
              </text:list-item>
            </text:list>
            <text:list text:style-name="L4">
              <text:list-item>
                <text:p text:style-name="P8"><text:span text:style-name="T34">Base case prevents </text:span><text:span text:style-name="T33">infinite</text:span><text:span text:style-name="T34"> recursion</text:span></text:p>
              </text:list-item>
            </text:list>
            <text:list text:style-name="L4">
              <text:list-item>
                <text:p text:style-name="P8"><text:span text:style-name="T34">What about</text:span><text:span text:style-name="T35"> factorial(-1)</text:span><text:span text:style-name="T34">? <text:s/>Or </text:span><text:span text:style-name="T35">factorial(2.5)</text:span><text:span text:style-name="T34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4.8-4.10)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Some <text:span text:style-name="T5">debugging</text:span> tips</text:p>
              </text:list-item>
            </text:list>
            <text:list text:style-name="L4">
              <text:list-item>
                <text:p text:style-name="P8">A fun example: <text:span text:style-name="T5">ROT13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ord()</text:span>, <text:span text:style-name="T7">chr()</text:span>, string <text:span text:style-name="T5">indexing</text:span>, <text:span text:style-name="T7">len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tub</text:span> program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Recurs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5">Lab 02</text:span> due <text:span text:style-name="T7">Wed</text:span>:</text:p>
              </text:list-item>
            </text:list>
            <text:list text:style-name="L4">
              <text:list-item>
                <text:list>
                  <text:list-item>
                    <text:p text:style-name="P11">3.14 # 16 / 17 / 23a / 23b / 23c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Quiz ch4</text:span> on <text:span text:style-name="T7">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09-25T16:07:17</meta:creation-date>
    <dc:creator>Sean Ho</dc:creator>
    <dc:date>2007-09-24T14:15:34</dc:date>
    <meta:editing-cycles>18</meta:editing-cycles>
    <meta:editing-duration>PT4H28M58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